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6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26.26pt" svg:y="2.83pt">
            <loext:p draw:notify-on-update-of-ranges="results.A2:results.A101 results.B1:results.B1 results.B2:results.B101 results.A2:results.A101 results.C1:results.C1 results.C2:results.C101 results.A2:results.A101 results.D1:results.D1 results.D2:results.D101 results.A2:results.A101 results.E1:results.E1 results.E2:results.E101 results.A2:results.A101 results.F1:results.F1 results.F2:results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econd best</text:p>
          </table:table-cell>
          <table:table-cell office:value-type="string" calcext:value-type="string">
            <text:p>third best</text:p>
          </table:table-cell>
          <table:table-cell office:value-type="string" calcext:value-type="string">
            <text:p>fourth best</text:p>
          </table:table-cell>
          <table:table-cell office:value-type="string" calcext:value-type="string">
            <text:p>fifth b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7037037037037" calcext:value-type="float">
            <text:p>0.537037037</text:p>
          </table:table-cell>
          <table:table-cell office:value-type="float" office:value="0.522875816993464" calcext:value-type="float">
            <text:p>0.522875817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2483660130719" calcext:value-type="float">
            <text:p>0.5424836601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0501089324619" calcext:value-type="float">
            <text:p>0.53050108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9607843137255" calcext:value-type="float">
            <text:p>0.5196078431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22875816993464" calcext:value-type="float">
            <text:p>0.522875817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2" office:value-type="float" office:value="0.5119825708061" calcext:value-type="float">
            <text:p>0.5119825708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723311546841" calcext:value-type="float">
            <text:p>0.5272331155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529411764705882" calcext:value-type="float">
            <text:p>0.52941176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3769063180828" calcext:value-type="float">
            <text:p>0.533769063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31590413943355" calcext:value-type="float">
            <text:p>0.53159041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32679738562092" calcext:value-type="float">
            <text:p>0.5326797386</text:p>
          </table:table-cell>
          <table:table-cell table:number-columns-repeated="2"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0305010893246" calcext:value-type="float">
            <text:p>0.5403050109</text:p>
          </table:table-cell>
          <table:table-cell office:value-type="float" office:value="0.521786492374728" calcext:value-type="float">
            <text:p>0.521786492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19825708061" calcext:value-type="float">
            <text:p>0.51198257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.513071895424837" calcext:value-type="float">
            <text:p>0.5130718954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28322440087146" calcext:value-type="float">
            <text:p>0.5283224401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34858387799564" calcext:value-type="float">
            <text:p>0.5348583878</text:p>
          </table:table-cell>
          <table:table-cell office:value-type="float" office:value="0.530501089324619" calcext:value-type="float">
            <text:p>0.5305010893</text:p>
          </table:table-cell>
          <table:table-cell office:value-type="float" office:value="0.52723311546841" calcext:value-type="float">
            <text:p>0.5272331155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13071895424837" calcext:value-type="float">
            <text:p>0.51307189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43572984749455" calcext:value-type="float">
            <text:p>0.5435729847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19825708061" calcext:value-type="float">
            <text:p>0.5119825708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44662309368192" calcext:value-type="float">
            <text:p>0.5446623094</text:p>
          </table:table-cell>
          <table:table-cell office:value-type="float" office:value="0.521786492374728" calcext:value-type="float">
            <text:p>0.5217864924</text:p>
          </table:table-cell>
          <table:table-cell office:value-type="float" office:value="0.510893246187364" calcext:value-type="float">
            <text:p>0.5108932462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32679738562092" calcext:value-type="float">
            <text:p>0.5326797386</text:p>
          </table:table-cell>
          <table:table-cell office:value-type="float" office:value="0.516339869281046" calcext:value-type="float">
            <text:p>0.5163398693</text:p>
          </table:table-cell>
          <table:table-cell office:value-type="float" office:value="0.510893246187364" calcext:value-type="float">
            <text:p>0.5108932462</text:p>
          </table:table-cell>
          <table:table-cell office:value-type="float" office:value="0.508714596949891" calcext:value-type="float">
            <text:p>0.5087145969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239651416122" calcext:value-type="float">
            <text:p>0.5239651416</text:p>
          </table:table-cell>
          <table:table-cell office:value-type="float" office:value="0.514161220043573" calcext:value-type="float">
            <text:p>0.51416122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31590413943355" calcext:value-type="float">
            <text:p>0.53159041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15250544662309" calcext:value-type="float">
            <text:p>0.5152505447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26143790849673" calcext:value-type="float">
            <text:p>0.5261437908</text:p>
          </table:table-cell>
          <table:table-cell table:number-columns-repeated="2"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26143790849673" calcext:value-type="float">
            <text:p>0.5261437908</text:p>
          </table:table-cell>
          <table:table-cell table:number-columns-repeated="4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19607843137255" calcext:value-type="float">
            <text:p>0.5196078431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119825708061" calcext:value-type="float">
            <text:p>0.5511982571</text:p>
          </table:table-cell>
          <table:table-cell office:value-type="float" office:value="0.513071895424837" calcext:value-type="float">
            <text:p>0.5130718954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3769063180828" calcext:value-type="float">
            <text:p>0.5337690632</text:p>
          </table:table-cell>
          <table:table-cell office:value-type="float" office:value="0.508714596949891" calcext:value-type="float">
            <text:p>0.508714596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7429193899782" calcext:value-type="float">
            <text:p>0.5174291939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5947712418301" calcext:value-type="float">
            <text:p>0.5359477124</text:p>
          </table:table-cell>
          <table:table-cell office:value-type="float" office:value="0.520697167755991" calcext:value-type="float">
            <text:p>0.5206971678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14161220043573" calcext:value-type="float">
            <text:p>0.51416122</text:p>
          </table:table-cell>
          <table:table-cell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15250544662309" calcext:value-type="float">
            <text:p>0.5152505447</text:p>
          </table:table-cell>
          <table:table-cell office:value-type="float" office:value="0.513071895424837" calcext:value-type="float">
            <text:p>0.513071895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17429193899782" calcext:value-type="float">
            <text:p>0.5174291939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25054466230937" calcext:value-type="float">
            <text:p>0.5250544662</text:p>
          </table:table-cell>
          <table:table-cell office:value-type="float" office:value="0.516339869281046" calcext:value-type="float">
            <text:p>0.5163398693</text:p>
          </table:table-cell>
          <table:table-cell table:number-columns-repeated="3" office:value-type="float" office:value="0.507625272331155" calcext:value-type="float">
            <text:p>0.50762527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 office:value-type="float" office:value="0.507625272331155" calcext:value-type="float">
            <text:p>0.5076252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6:18:59.134592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0T16:20:41.896224097</dc:date>
    <meta:editing-duration>PT1M56S</meta:editing-duration>
    <meta:editing-cycles>2</meta:editing-cycles>
    <meta:generator>LibreOffice/5.1.6.2$Linux_X86_64 LibreOffice_project/10m0$Build-2</meta:generator>
    <meta:document-statistic meta:table-count="1" meta:cell-count="6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5" chart:maximum="0.6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cm" svg:y="3.192cm" style:legend-expansion="high" chart:style-name="ch2"/>
        <chart:plot-area chart:style-name="ch3" table:cell-range-address="results.A2:results.F101 results.B1:results.F1" chart:data-source-has-labels="row" svg:x="0.32cm" svg:y="0.18cm" svg:width="12.08cm" svg:height="8.64cm">
          <chartooo:coordinate-region svg:x="1.275cm" svg:y="0.382cm" svg:width="10.821cm" svg:height="7.7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101" chart:label-cell-address="results.B1:results.B1" chart:class="chart:scatter">
            <chart:domain table:cell-range-address="results.A2:results.A101"/>
            <chart:data-point chart:repeated="100"/>
          </chart:series>
          <chart:series chart:style-name="ch8" chart:values-cell-range-address="results.C2:results.C101" chart:label-cell-address="results.C1:results.C1" chart:class="chart:scatter">
            <chart:data-point chart:repeated="100"/>
          </chart:series>
          <chart:series chart:style-name="ch9" chart:values-cell-range-address="results.D2:results.D101" chart:label-cell-address="results.D1:results.D1" chart:class="chart:scatter">
            <chart:data-point chart:repeated="100"/>
          </chart:series>
          <chart:series chart:style-name="ch10" chart:values-cell-range-address="results.E2:results.E101" chart:label-cell-address="results.E1:results.E1" chart:class="chart:scatter">
            <chart:data-point chart:repeated="100"/>
          </chart:series>
          <chart:series chart:style-name="ch11" chart:values-cell-range-address="results.F2:results.F101" chart:label-cell-address="results.F1:results.F1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st</text:p>
                <draw:g>
                  <svg:desc>results.B1:results.B1</svg:desc>
                </draw:g>
              </table:table-cell>
              <table:table-cell office:value-type="string">
                <text:p>second best</text:p>
                <draw:g>
                  <svg:desc>results.C1:results.C1</svg:desc>
                </draw:g>
              </table:table-cell>
              <table:table-cell office:value-type="string">
                <text:p>third best</text:p>
                <draw:g>
                  <svg:desc>results.D1:results.D1</svg:desc>
                </draw:g>
              </table:table-cell>
              <table:table-cell office:value-type="string">
                <text:p>fourth best</text:p>
                <draw:g>
                  <svg:desc>results.E1:results.E1</svg:desc>
                </draw:g>
              </table:table-cell>
              <table:table-cell office:value-type="string">
                <text:p>fifth best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0.531590413943355">
                <text:p>0.531590413943355</text:p>
                <draw:g>
                  <svg:desc>results.B2:results.B101</svg:desc>
                </draw:g>
              </table:table-cell>
              <table:table-cell office:value-type="float" office:value="0.520697167755991">
                <text:p>0.520697167755991</text:p>
                <draw:g>
                  <svg:desc>results.C2:results.C101</svg:desc>
                </draw:g>
              </table:table-cell>
              <table:table-cell office:value-type="float" office:value="0.517429193899782">
                <text:p>0.517429193899782</text:p>
                <draw:g>
                  <svg:desc>results.D2:results.D101</svg:desc>
                </draw:g>
              </table:table-cell>
              <table:table-cell office:value-type="float" office:value="0.507625272331155">
                <text:p>0.507625272331155</text:p>
                <draw:g>
                  <svg:desc>results.E2:results.E101</svg:desc>
                </draw:g>
              </table:table-cell>
              <table:table-cell office:value-type="float" office:value="0.507625272331155">
                <text:p>0.507625272331155</text:p>
                <draw:g>
                  <svg:desc>results.F2:results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37037037037037">
                <text:p>0.53703703703703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542483660130719">
                <text:p>0.5424836601307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530501089324619">
                <text:p>0.5305010893246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22875816993464">
                <text:p>0.5228758169934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540305010893246">
                <text:p>0.540305010893246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528322440087146">
                <text:p>0.528322440087146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34858387799564">
                <text:p>0.534858387799564</text:p>
              </table:table-cell>
              <table:table-cell office:value-type="float" office:value="0.530501089324619">
                <text:p>0.530501089324619</text:p>
              </table:table-cell>
              <table:table-cell office:value-type="float" office:value="0.52723311546841">
                <text:p>0.5272331154684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13071895424837">
                <text:p>0.513071895424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543572984749455">
                <text:p>0.543572984749455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19825708061">
                <text:p>0.511982570806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544662309368192">
                <text:p>0.544662309368192</text:p>
              </table:table-cell>
              <table:table-cell office:value-type="float" office:value="0.521786492374728">
                <text:p>0.521786492374728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532679738562092">
                <text:p>0.532679738562092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10893246187364">
                <text:p>0.510893246187364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5239651416122">
                <text:p>0.5239651416122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31590413943355">
                <text:p>0.531590413943355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526143790849673">
                <text:p>0.526143790849673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26143790849673">
                <text:p>0.526143790849673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55119825708061">
                <text:p>0.55119825708061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33769063180828">
                <text:p>0.533769063180828</text:p>
              </table:table-cell>
              <table:table-cell office:value-type="float" office:value="0.508714596949891">
                <text:p>0.508714596949891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535947712418301">
                <text:p>0.535947712418301</text:p>
              </table:table-cell>
              <table:table-cell office:value-type="float" office:value="0.520697167755991">
                <text:p>0.520697167755991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14161220043573">
                <text:p>0.514161220043573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15250544662309">
                <text:p>0.515250544662309</text:p>
              </table:table-cell>
              <table:table-cell office:value-type="float" office:value="0.513071895424837">
                <text:p>0.513071895424837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17429193899782">
                <text:p>0.517429193899782</text:p>
              </table:table-cell>
              <table:table-cell office:value-type="float" office:value="0.509803921568627">
                <text:p>0.509803921568627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525054466230937">
                <text:p>0.525054466230937</text:p>
              </table:table-cell>
              <table:table-cell office:value-type="float" office:value="0.516339869281046">
                <text:p>0.516339869281046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  <table:table-cell office:value-type="float" office:value="0.507625272331155">
                <text:p>0.507625272331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